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  <style:paragraph-properties style:writing-mode="lr-tb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  <style:paragraph-properties style:writing-mode="lr-tb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9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5cm" fo:padding-top="0.15cm" fo:padding-bottom="0.15cm" fo:padding-left="0.175cm" fo:padding-right="0.175cm"/>
      <style:paragraph-properties style:writing-mode="lr-tb"/>
    </style:style>
    <style:style style:name="gr10" style:family="graphic" style:parent-style-name="standard">
      <style:graphic-properties draw:textarea-horizontal-align="center"/>
    </style:style>
    <style:style style:name="gr11" style:family="graphic" style:parent-style-name="standard">
      <style:graphic-properties svg:stroke-width="0.05cm" draw:marker-start-width="0.45cm" draw:marker-end-width="0.45cm" draw:fill="solid" draw:fill-color="#99ccff" fo:min-height="0.525cm" fo:min-width="4.648cm" fo:padding-top="0.05cm" fo:padding-bottom="0.05cm" fo:padding-left="0.076cm" fo:padding-right="0.076cm"/>
      <style:paragraph-properties style:writing-mode="lr-tb"/>
    </style:style>
    <style:style style:name="gr12" style:family="graphic" style:parent-style-name="standard">
      <style:graphic-properties svg:stroke-width="0.05cm" draw:marker-start-width="0.45cm" draw:marker-end-width="0.45cm" draw:fill="solid" draw:fill-color="#99ccff" fo:min-height="0.574cm" fo:min-width="4.448cm" fo:padding-top="0.05cm" fo:padding-bottom="0.05cm" fo:padding-left="0.076cm" fo:padding-right="0.076cm"/>
      <style:paragraph-properties style:writing-mode="lr-tb"/>
    </style:style>
    <style:style style:name="gr13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  <style:paragraph-properties style:writing-mode="lr-tb"/>
    </style:style>
    <style:style style:name="gr17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5cm" fo:min-width="0.5cm"/>
    </style:style>
    <style:style style:name="gr1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5cm" fo:min-width="0.467cm"/>
    </style:style>
    <style:style style:name="gr20" style:family="graphic" style:parent-style-name="standard">
      <style:graphic-properties draw:fill="solid" draw:fill-color="#cccccc" draw:textarea-horizontal-align="center"/>
    </style:style>
    <style:style style:name="gr21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1cm" fo:padding-top="0.15cm" fo:padding-bottom="0.15cm" fo:padding-left="0.175cm" fo:padding-right="0.175cm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5cm" fo:min-width="0.7cm"/>
      <style:paragraph-properties style:writing-mode="lr-tb"/>
    </style:style>
    <style:style style:name="gr23" style:family="graphic" style:parent-style-name="objectwithoutfill">
      <style:graphic-properties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24" style:family="graphic" style:parent-style-name="standard">
      <style:graphic-properties draw:fill="solid" draw:fill-color="#ffffff" draw:textarea-horizontal-align="left" draw:textarea-vertical-align="top" draw:fit-to-size="false" style:shrink-to-fit="false" fo:padding-top="0.178cm" draw:shadow="visible" draw:shadow-offset-x="0.102cm" draw:shadow-offset-y="0.102cm"/>
      <style:paragraph-properties style:writing-mode="lr-tb"/>
    </style:style>
    <style:style style:name="gr25" style:family="graphic" style:parent-style-name="standard">
      <style:graphic-properties draw:stroke="none" draw:fill="solid" draw:fill-color="#000000" draw:textarea-horizontal-align="center"/>
    </style:style>
    <style:style style:name="gr26" style:family="graphic" style:parent-style-name="standard">
      <style:graphic-properties draw:stroke="none" draw:fill="solid" draw:fill-color="#2a6099" draw:textarea-horizontal-align="center"/>
    </style:style>
    <style:style style:name="gr27" style:family="graphic" style:parent-style-name="objectwithoutfill">
      <style:graphic-properties draw:stroke="solid" svg:stroke-width="0.106cm" svg:stroke-color="#2a6099" draw:marker-start="Rounded_20_short_20_Arrow" draw:marker-start-width="0.458cm" draw:marker-end="Rounded_20_short_20_Arrow" draw:marker-end-width="0.458cm" draw:fill="none" draw:textarea-horizontal-align="center" fo:padding-top="0.077cm" fo:padding-bottom="0.077cm" fo:padding-left="0.103cm" fo:padding-right="0.103cm"/>
    </style:style>
    <style:style style:name="gr28" style:family="graphic" style:parent-style-name="objectwithoutfill">
      <style:graphic-properties draw:stroke="solid" svg:stroke-width="0.106cm" svg:stroke-color="#000000" draw:marker-start="Rounded_20_short_20_Arrow" draw:marker-start-width="0.458cm" draw:marker-end="Rounded_20_short_20_Arrow" draw:marker-end-width="0.458cm" draw:fill="none" draw:textarea-horizontal-align="center" fo:padding-top="0.077cm" fo:padding-bottom="0.077cm" fo:padding-left="0.103cm" fo:padding-right="0.10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2.1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348cm"/>
      <style:paragraph-properties style:writing-mode="lr-tb"/>
    </style:style>
    <style:style style:name="P1" style:family="paragraph">
      <style:paragraph-properties fo:text-align="center"/>
      <style:text-properties style:font-name="IBM Plex Sans Light"/>
    </style:style>
    <style:style style:name="P2" style:family="paragraph">
      <style:text-properties style:font-name="IBM Plex Sans"/>
    </style:style>
    <style:style style:name="P3" style:family="paragraph">
      <loext:graphic-properties draw:fill="none" draw:fill-color="#ffffff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text-properties style:font-name="IBM Plex Sans Light"/>
    </style:style>
    <style:style style:name="P5" style:family="paragraph">
      <style:text-properties style:font-name="IBM Plex Sans Light"/>
    </style:style>
    <style:style style:name="P6" style:family="paragraph">
      <loext:graphic-properties draw:fill="none" draw:fill-color="#ffffff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solid" draw:fill-color="#99ccff"/>
      <style:paragraph-properties fo:text-align="center"/>
      <style:text-properties style:font-name="IBM Plex Sans Light"/>
    </style:style>
    <style:style style:name="P8" style:family="paragraph">
      <loext:graphic-properties draw:fill="none" draw:fill-color="#cccccc"/>
      <style:text-properties style:font-name="IBM Plex Sans Light" fo:font-weight="bold" style:font-weight-asian="bold" style:font-weight-complex="bold"/>
    </style:style>
    <style:style style:name="P9" style:family="paragraph">
      <loext:graphic-properties draw:fill="solid" draw:fill-color="#99ccff"/>
      <style:text-properties style:font-name="IBM Plex Sans Light"/>
    </style:style>
    <style:style style:name="P10" style:family="paragraph">
      <loext:graphic-properties draw:fill="solid" draw:fill-color="#ffffff"/>
      <style:text-properties style:font-name="IBM Plex Sans Light"/>
    </style:style>
    <style:style style:name="P11" style:family="paragraph">
      <loext:graphic-properties draw:fill="none" draw:fill-color="#ffffff"/>
      <style:text-properties fo:color="#000000" style:font-name="IBM Plex Sans Light" fo:font-weight="normal" style:font-weight-asian="normal" style:font-weight-complex="normal"/>
    </style:style>
    <style:style style:name="P12" style:family="paragraph">
      <loext:graphic-properties draw:fill="solid" draw:fill-color="#000000"/>
      <style:paragraph-properties fo:text-align="center"/>
      <style:text-properties style:font-name="IBM Plex Sans Ligh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cccccc"/>
      <style:text-properties style:font-name="IBM Plex Sans Light"/>
    </style:style>
    <style:style style:name="P15" style:family="paragraph">
      <style:text-properties style:font-name="IBM Plex Sans Light" fo:font-size="6pt" style:font-size-asian="6pt" style:font-size-complex="6pt"/>
    </style:style>
    <style:style style:name="P16" style:family="paragraph">
      <loext:graphic-properties draw:fill="none" draw:fill-color="#cccccc"/>
      <style:text-properties style:font-name="IBM Plex Sans Light" fo:font-size="6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000000"/>
      <style:paragraph-properties fo:text-align="center"/>
      <style:text-properties style:font-name="IBM Plex Sans Light" fo:font-size="6pt" style:font-size-asian="6pt" style:font-size-complex="6pt"/>
    </style:style>
    <style:style style:name="P18" style:family="paragraph">
      <style:paragraph-properties fo:line-height="100%" fo:text-align="start">
        <style:tab-stops/>
      </style:paragraph-properties>
      <style:text-properties style:font-name="IBM Plex Sans" fo:font-size="7pt" style:font-size-asian="7pt" style:font-size-complex="7pt"/>
    </style:style>
    <style:style style:name="P19" style:family="paragraph">
      <loext:graphic-properties draw:fill="solid" draw:fill-color="#ffffff"/>
      <style:paragraph-properties fo:line-height="100%" fo:text-align="start">
        <style:tab-stops/>
      </style:paragraph-properties>
      <style:text-properties style:font-name="IBM Plex Sans" fo:font-size="7pt" style:font-size-asian="7pt" style:font-size-complex="7pt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solid" draw:fill-color="#2a6099"/>
    </style:style>
    <style:style style:name="P22" style:family="paragraph">
      <style:text-properties fo:color="#bf0041" style:font-name="IBM Plex Sans Light" fo:font-size="10pt" style:font-size-asian="10pt" style:font-size-complex="10pt"/>
    </style:style>
    <style:style style:name="P23" style:family="paragraph">
      <loext:graphic-properties draw:fill="none" draw:fill-color="#ffffff"/>
      <style:text-properties fo:color="#bf0041" style:font-name="IBM Plex Sans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IBM Plex Sans Light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IBM Plex Sans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8" style:family="text">
      <style:text-properties style:font-name="IBM Plex Sans" fo:font-size="9pt" fo:font-weight="normal" style:font-size-asian="9pt" style:font-weight-asian="normal" style:font-size-complex="9pt" style:font-weight-complex="normal"/>
    </style:style>
    <style:style style:name="T9" style:family="text">
      <style:text-properties style:font-name="IBM Plex Sans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bf004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2.8cm" svg:x="1cm" svg:y="1cm">
          <text:p/>
        </draw:rect>
        <draw:frame draw:style-name="gr2" draw:text-style-name="P3" draw:layer="layout" svg:width="1.9cm" svg:height="0.9cm" svg:x="1.05cm" svg:y="1.05cm">
          <draw:text-box>
            <text:p text:style-name="P2"><text:span text:style-name="T1">NAL</text:span></text:p>
          </draw:text-box>
        </draw:frame>
        <draw:g>
          <draw:polyline draw:style-name="gr3" draw:text-style-name="P4" draw:layer="layout" svg:width="0.249cm" svg:height="0.499cm" svg:x="0.994cm" svg:y="13.107cm" svg:viewBox="0 0 250 500" draw:points="0,0 250,250 0,500">
            <text:p/>
          </draw:polyline>
          <draw:frame draw:style-name="gr4" draw:text-style-name="P6" draw:layer="layout" svg:width="1.391cm" svg:height="0.508cm" svg:x="1.353cm" svg:y="13.084cm">
            <draw:text-box>
              <text:p text:style-name="P5"><text:span text:style-name="T2">p</text:span><text:span text:style-name="T2">i</text:span><text:span text:style-name="T2">S</text:span><text:span text:style-name="T2">h</text:span><text:span text:style-name="T2">l</text:span><text:span text:style-name="T2">C</text:span><text:span text:style-name="T2">l</text:span><text:span text:style-name="T2">k</text:span></text:p>
            </draw:text-box>
          </draw:frame>
        </draw:g>
        <draw:g>
          <draw:frame draw:style-name="gr5" draw:text-style-name="P6" draw:layer="layout" svg:width="1.408cm" svg:height="0.508cm" svg:x="1.339cm" svg:y="12.584cm">
            <draw:text-box>
              <text:p text:style-name="P5"><text:span text:style-name="T2">piShlRst</text:span></text:p>
            </draw:text-box>
          </draw:frame>
          <draw:line draw:style-name="gr6" draw:text-style-name="P4" draw:layer="layout" svg:x1="0.994cm" svg:y1="12.857cm" svg:x2="1.244cm" svg:y2="12.857cm">
            <text:p/>
          </draw:line>
        </draw:g>
        <draw:rect draw:style-name="gr7" draw:text-style-name="P7" draw:layer="layout" svg:width="9.4cm" svg:height="0.75cm" svg:x="10cm" svg:y="13.05cm">
          <text:p text:style-name="P1">NTS</text:p>
        </draw:rect>
        <draw:rect draw:style-name="gr8" draw:text-style-name="P7" draw:layer="layout" svg:width="0.776cm" svg:height="3.8cm" svg:x="1.024cm" svg:y="7.5cm">
          <text:p/>
        </draw:rect>
        <draw:frame draw:style-name="gr9" draw:text-style-name="P8" draw:layer="layout" svg:width="3.434cm" svg:height="0.856cm" draw:transform="rotate (1.5707963267949) translate (0.972cm 11.117cm)">
          <draw:text-box>
            <text:p text:style-name="P5"><text:span text:style-name="T3">FMC </text:span><text:span text:style-name="T3">(AXI4</text:span><text:span text:style-name="T3">Lite)</text:span></text:p>
          </draw:text-box>
        </draw:frame>
        <draw:rect draw:style-name="gr8" draw:text-style-name="P7" draw:layer="layout" svg:width="0.776cm" svg:height="3.25cm" svg:x="1.036cm" svg:y="3.45cm">
          <text:p/>
        </draw:rect>
        <draw:frame draw:style-name="gr9" draw:text-style-name="P8" draw:layer="layout" svg:width="3.072cm" svg:height="0.856cm" draw:transform="rotate (1.5707963267949) translate (0.984cm 6.536cm)">
          <draw:text-box>
            <text:p text:style-name="P5"><text:span text:style-name="T3">FMC (FIFOs)</text:span></text:p>
          </draw:text-box>
        </draw:frame>
        <draw:rect draw:style-name="gr10" draw:text-style-name="P5" draw:layer="layout" svg:width="0.5cm" svg:height="0.254cm" svg:x="15.939cm" svg:y="1.386cm">
          <text:p/>
        </draw:rect>
        <draw:rect draw:style-name="gr10" draw:text-style-name="P5" draw:layer="layout" svg:width="0.3cm" svg:height="0.254cm" svg:x="16.841cm" svg:y="1.386cm">
          <text:p/>
        </draw:rect>
        <draw:rect draw:style-name="gr10" draw:text-style-name="P5" draw:layer="layout" svg:width="0.3cm" svg:height="0.254cm" svg:x="16.441cm" svg:y="1.386cm">
          <text:p/>
        </draw:rect>
        <draw:frame draw:style-name="gr11" draw:text-style-name="P9" draw:layer="layout" svg:width="4.8cm" svg:height="0.656cm" svg:x="8.3cm" svg:y="0.985cm">
          <draw:text-box>
            <text:p text:style-name="P5">Role TCP</text:p>
          </draw:text-box>
        </draw:frame>
        <draw:frame draw:style-name="gr12" draw:text-style-name="P9" draw:layer="layout" svg:width="4.6cm" svg:height="0.674cm" svg:x="14.45cm" svg:y="0.975cm">
          <draw:text-box>
            <text:p text:style-name="P5">Role UDP</text:p>
          </draw:text-box>
        </draw:frame>
        <draw:g>
          <draw:frame draw:style-name="gr5" draw:text-style-name="P6" draw:layer="layout" svg:width="2.72cm" svg:height="0.508cm" svg:x="1.356cm" svg:y="11.619cm">
            <draw:text-box>
              <text:p text:style-name="P5"><text:span text:style-name="T2">piL</text:span><text:span text:style-name="T2">aye</text:span><text:span text:style-name="T2">r4E</text:span><text:span text:style-name="T2">nab</text:span><text:span text:style-name="T2">led</text:span></text:p>
            </draw:text-box>
          </draw:frame>
          <draw:line draw:style-name="gr6" draw:text-style-name="P4" draw:layer="layout" svg:x1="0.988cm" svg:y1="11.858cm" svg:x2="1.238cm" svg:y2="11.858cm">
            <text:p/>
          </draw:line>
          <draw:frame draw:style-name="gr5" draw:text-style-name="P6" draw:layer="layout" svg:width="2.72cm" svg:height="0.508cm" svg:x="1.35cm" svg:y="12.12cm">
            <draw:text-box>
              <text:p text:style-name="P5"><text:span text:style-name="T2">piLayer7Enabled</text:span></text:p>
            </draw:text-box>
          </draw:frame>
          <draw:line draw:style-name="gr6" draw:text-style-name="P4" draw:layer="layout" svg:x1="0.982cm" svg:y1="12.359cm" svg:x2="1.232cm" svg:y2="12.359cm">
            <text:p/>
          </draw:line>
        </draw:g>
        <draw:rect draw:style-name="gr13" draw:text-style-name="P10" draw:layer="layout" svg:width="2.45cm" svg:height="1.6cm" svg:x="2.55cm" svg:y="8.75cm">
          <text:p text:style-name="P5">Axi4 Lite <text:line-break/>Processing</text:p>
        </draw:rect>
        <draw:g>
          <draw:frame draw:style-name="gr5" draw:text-style-name="P6" draw:layer="layout" svg:width="2.246cm" svg:height="0.508cm" svg:x="1.291cm" svg:y="2.519cm">
            <draw:text-box>
              <text:p text:style-name="P5"><text:span text:style-name="T2">piUdpR</text:span><text:span text:style-name="T2">xPorts</text:span></text:p>
            </draw:text-box>
          </draw:frame>
          <draw:line draw:style-name="gr6" draw:text-style-name="P4" draw:layer="layout" svg:x1="0.982cm" svg:y1="2.258cm" svg:x2="1.232cm" svg:y2="2.258cm">
            <text:p/>
          </draw:line>
          <draw:frame draw:style-name="gr5" draw:text-style-name="P6" draw:layer="layout" svg:width="2.161cm" svg:height="0.508cm" svg:x="1.308cm" svg:y="2.024cm">
            <draw:text-box>
              <text:p text:style-name="P5"><text:span text:style-name="T2">piTcpRxPorts</text:span></text:p>
            </draw:text-box>
          </draw:frame>
          <draw:line draw:style-name="gr6" draw:text-style-name="P4" draw:layer="layout" svg:x1="0.976cm" svg:y1="2.759cm" svg:x2="1.226cm" svg:y2="2.759cm">
            <text:p/>
          </draw:line>
        </draw:g>
        <draw:rect draw:style-name="gr13" draw:text-style-name="P10" draw:layer="layout" svg:width="3.1cm" svg:height="1.6cm" svg:x="5.05cm" svg:y="10.85cm">
          <text:p text:style-name="P5">Cache<text:line-break/>Invalidation</text:p>
        </draw:rect>
        <draw:rect draw:style-name="gr13" draw:text-style-name="P10" draw:layer="layout" svg:width="3.1cm" svg:height="1.5cm" svg:x="5.05cm" svg:y="2.1cm">
          <text:p text:style-name="P5">Port Open <text:line-break/>&amp; Close</text:p>
        </draw:rect>
        <draw:rect draw:style-name="gr13" draw:text-style-name="P10" draw:layer="layout" svg:width="3.1cm" svg:height="1.6cm" svg:x="7cm" svg:y="8.3cm">
          <text:p text:style-name="P5">MRT<text:line-break/>Agency</text:p>
        </draw:rect>
        <draw:rect draw:style-name="gr13" draw:text-style-name="P10" draw:layer="layout" svg:width="3.1cm" svg:height="0.8cm" svg:x="5.05cm" svg:y="6.2cm">
          <text:p text:style-name="P5">TCP Agency</text:p>
        </draw:rect>
        <draw:rect draw:style-name="gr13" draw:text-style-name="P10" draw:layer="layout" svg:width="3.1cm" svg:height="1.6cm" svg:x="12.9cm" svg:y="10.55cm">
          <text:p text:style-name="P5">Status &amp; <text:line-break/>Event<text:line-break/>Processing</text:p>
        </draw:rect>
        <draw:rect draw:style-name="gr13" draw:text-style-name="P10" draw:layer="layout" svg:width="3.1cm" svg:height="4.6cm" svg:x="10.45cm" svg:y="3.45cm">
          <text:p text:style-name="P5">TCP <text:line-break/>Sub-System</text:p>
        </draw:rect>
        <draw:rect draw:style-name="gr13" draw:text-style-name="P10" draw:layer="layout" svg:width="3.1cm" svg:height="4.6cm" svg:x="15.35cm" svg:y="3.4cm">
          <text:p text:style-name="P5">UDP <text:line-break/>Sub-System</text:p>
        </draw:rect>
        <draw:g>
          <draw:line draw:style-name="gr14" draw:text-style-name="P4" draw:layer="layout" svg:x1="3.8cm" svg:y1="11.214cm" svg:x2="4.95cm" svg:y2="11.214cm">
            <text:p/>
          </draw:line>
          <draw:frame draw:style-name="gr15" draw:text-style-name="P11" draw:layer="layout" svg:width="0.79cm" svg:height="0.33cm" svg:x="4.032cm" svg:y="10.9cm">
            <draw:text-box>
              <text:p text:style-name="P5"><text:span text:style-name="T4">R</text:span><text:span text:style-name="T4">e</text:span><text:span text:style-name="T4">s</text:span><text:span text:style-name="T4">e</text:span><text:span text:style-name="T4">t</text:span></text:p>
            </draw:text-box>
          </draw:frame>
        </draw:g>
        <draw:g>
          <draw:line draw:style-name="gr14" draw:text-style-name="P4" draw:layer="layout" svg:x1="3.8cm" svg:y1="11.644cm" svg:x2="4.95cm" svg:y2="11.644cm">
            <text:p/>
          </draw:line>
          <draw:frame draw:style-name="gr16" draw:text-style-name="P11" draw:layer="layout" svg:width="0.968cm" svg:height="0.33cm" svg:x="3.943cm" svg:y="11.33cm">
            <draw:text-box>
              <text:p text:style-name="P5"><text:span text:style-name="T4">PR active</text:span></text:p>
            </draw:text-box>
          </draw:frame>
        </draw:g>
        <draw:polyline draw:style-name="gr17" draw:text-style-name="P4" draw:layer="layout" svg:width="3.994cm" svg:height="2.088cm" draw:transform="rotate (0.90792027688745) translate (8.15cm 11.05cm)" svg:viewBox="0 0 3995 2089" draw:points="0,0 1631,2089 3995,243">
          <text:p/>
        </draw:polyline>
        <draw:polyline draw:style-name="gr17" draw:text-style-name="P4" draw:layer="layout" svg:width="7.294cm" svg:height="4.372cm" draw:transform="rotate (0.90792027688745) translate (8.2cm 11.4cm)" svg:viewBox="0 0 7295 4373" draw:points="0,0 1785,2286 3755,747 6586,4373 7295,3819">
          <text:p/>
        </draw:polyline>
        <draw:polyline draw:style-name="gr17" draw:text-style-name="P4" draw:layer="layout" svg:width="3.873cm" svg:height="7.241cm" draw:transform="skewX (-6.63849412495588E-017) rotate (0.90792027688745) translate (5cm 9.65cm)" svg:viewBox="0 0 3874 7242" draw:points="3561,7242 3007,6533 3874,5856 243,1206 677,867 0,0">
          <text:p/>
        </draw:polyline>
        <draw:custom-shape draw:style-name="gr18" draw:text-style-name="P12" draw:layer="layout" svg:width="0.75cm" svg:height="0.4cm" svg:x="1.8cm" svg:y="9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line draw:style-name="gr17" draw:text-style-name="P4" draw:layer="layout" svg:width="0.649cm" svg:height="0.499cm" draw:transform="rotate (-1.5707963267949) translate (5.5cm 10.2cm)" svg:viewBox="0 0 650 500" draw:points="0,500 0,0 650,0">
          <text:p/>
        </draw:polyline>
        <draw:custom-shape draw:style-name="gr19" draw:text-style-name="P13" draw:layer="layout" svg:width="0.65cm" svg:height="0.4cm" svg:x="5cm" svg:y="8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rect draw:style-name="gr20" draw:text-style-name="P14" draw:layer="layout" svg:width="1.016cm" svg:height="0.302cm" draw:transform="rotate (1.5707963267949) translate (5.669cm 9.35cm)">
            <text:p/>
          </draw:rect>
          <draw:frame draw:style-name="gr21" draw:text-style-name="P16" draw:layer="layout" svg:width="0.934cm" svg:height="0.576cm" draw:transform="rotate (1.5707963267949) translate (5.521cm 9.3cm)">
            <draw:text-box>
              <text:p text:style-name="P15"><text:span text:style-name="T5">BRA</text:span><text:span text:style-name="T5">M</text:span></text:p>
            </draw:text-box>
          </draw:frame>
        </draw:g>
        <draw:custom-shape draw:style-name="gr22" draw:text-style-name="P17" draw:layer="layout" svg:width="1cm" svg:height="0.4cm" svg:x="6cm" svg:y="8.65cm">
          <text:p text:style-name="P1"><text:span text:style-name="T6">R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4" draw:layer="layout" svg:x1="6.75cm" svg:y1="7cm" svg:x2="6.75cm" svg:y2="10.85cm">
          <text:p/>
        </draw:line>
        <draw:line draw:style-name="gr23" draw:text-style-name="P4" draw:layer="layout" svg:x1="8.15cm" svg:y1="6.4cm" svg:x2="10.45cm" svg:y2="6.4cm">
          <text:p/>
        </draw:line>
        <draw:polyline draw:style-name="gr17" draw:text-style-name="P4" draw:layer="layout" svg:width="2.061cm" svg:height="3.224cm" draw:transform="rotate (0.90792027688745) translate (9.0891898666672cm 10.4902346346278cm)" svg:viewBox="0 0 2062 3225" draw:points="749,0 0,585 2062,3225">
          <text:p/>
        </draw:polyline>
        <draw:polyline draw:style-name="gr17" draw:text-style-name="P4" draw:layer="layout" svg:width="2.364cm" svg:height="2.436cm" draw:transform="rotate (0.90792027688745) translate (12.3788353937166cm 9.05010137250933cm)" svg:viewBox="0 0 2365 2437" draw:points="1903,0 2365,591 0,2437">
          <text:p/>
        </draw:polyline>
        <draw:polyline draw:style-name="gr17" draw:text-style-name="P4" draw:layer="layout" svg:width="2.764cm" svg:height="1.845cm" draw:transform="rotate (0.90792027688745) translate (13.2448101052648cm 9.41389884619311cm)" svg:viewBox="0 0 2765 1846" draw:points="2765,512 2365,0 0,1846">
          <text:p/>
        </draw:polyline>
        <draw:g>
          <draw:rect draw:style-name="gr24" draw:text-style-name="P19" draw:layer="layout" svg:width="1.75cm" svg:height="2.75cm" svg:x="17.9cm" svg:y="9.9cm">
            <text:p text:style-name="P18"><text:span text:style-name="T7">Legend</text:span><text:span text:style-name="T8">:</text:span></text:p>
            <text:p text:style-name="P18"><text:span text:style-name="T9"><text:s text:c="5"/></text:span><text:span text:style-name="T9"><text:line-break/></text:span><text:span text:style-name="T9"> <text:s text:c="6"/></text:span><text:span text:style-name="T9">controll</text:span><text:span text:style-name="T9"><text:line-break/></text:span><text:span text:style-name="T9"> <text:s text:c="6"/>path</text:span></text:p>
            <text:p text:style-name="P18"><text:span text:style-name="T9"><text:s text:c="6"/></text:span></text:p>
            <text:p text:style-name="P18"><text:span text:style-name="T9"><text:s text:c="7"/></text:span><text:span text:style-name="T9">data</text:span><text:span text:style-name="T9"><text:line-break/></text:span><text:span text:style-name="T9"> <text:s text:c="6"/>path</text:span></text:p>
            <text:p text:style-name="P18"><text:span text:style-name="T9"/></text:p>
          </draw:rect>
          <draw:rect draw:style-name="gr25" draw:text-style-name="P20" draw:layer="layout" svg:width="0.211cm" svg:height="0.635cm" svg:x="18.084cm" svg:y="10.85cm">
            <text:p/>
          </draw:rect>
          <draw:rect draw:style-name="gr26" draw:text-style-name="P21" draw:layer="layout" svg:width="0.211cm" svg:height="0.635cm" svg:x="18.083cm" svg:y="11.781cm">
            <text:p/>
          </draw:rect>
        </draw:g>
        <draw:polyline draw:style-name="gr17" draw:text-style-name="P4" draw:layer="layout" svg:width="2.122cm" svg:height="3.088cm" draw:transform="rotate (0.90792027688745) translate (6.70896202105297cm 3.97277976923862cm)" svg:viewBox="0 0 2123 3089" draw:points="473,0 0,369 2123,3089">
          <text:p/>
        </draw:polyline>
        <draw:polyline draw:style-name="gr17" draw:text-style-name="P4" draw:layer="layout" svg:width="3.876cm" svg:height="6.496cm" draw:transform="rotate (0.90792027688745) translate (8.15cm 2.8cm)" svg:viewBox="0 0 3877 6497" draw:points="0,0 3877,4966 2773,5827 3296,6497">
          <text:p/>
        </draw:polyline>
        <draw:line draw:style-name="gr27" draw:text-style-name="P4" draw:layer="layout" svg:x1="11.5cm" svg:y1="8.05cm" svg:x2="11.5cm" svg:y2="13.1cm">
          <text:p/>
        </draw:line>
        <draw:line draw:style-name="gr27" draw:text-style-name="P4" draw:layer="layout" svg:x1="16.75cm" svg:y1="8.007cm" svg:x2="16.75cm" svg:y2="13.057cm">
          <text:p/>
        </draw:line>
        <draw:line draw:style-name="gr27" draw:text-style-name="P4" draw:layer="layout" svg:x1="16.8cm" svg:y1="1.65cm" svg:x2="16.8cm" svg:y2="3.4cm">
          <text:p/>
        </draw:line>
        <draw:polyline draw:style-name="gr27" draw:text-style-name="P4" draw:layer="layout" svg:width="2.451cm" svg:height="1.2cm" draw:transform="rotate (-0.88645272708792) translate (10.9887122270504cm 1.16048044194639cm)" svg:viewBox="0 0 2452 1201" draw:points="0,695 620,1201 1600,0 2452,695">
          <text:p/>
        </draw:polyline>
        <draw:line draw:style-name="gr28" draw:text-style-name="P4" draw:layer="layout" svg:x1="12.2cm" svg:y1="8.05cm" svg:x2="12.2cm" svg:y2="13.1cm">
          <text:p/>
        </draw:line>
        <draw:line draw:style-name="gr28" draw:text-style-name="P4" draw:layer="layout" svg:x1="17.5cm" svg:y1="8cm" svg:x2="17.5cm" svg:y2="13.05cm">
          <text:p/>
        </draw:line>
        <draw:frame draw:style-name="gr29" draw:text-style-name="P23" draw:layer="layout" svg:width="3.749cm" svg:height="0.508cm" svg:x="5.7cm" svg:y="13.25cm">
          <draw:text-box>
            <text:p text:style-name="P22"><text:span text:style-name="T10">*d</text:span><text:span text:style-name="T10">eta</text:span><text:span text:style-name="T10">ils </text:span><text:span text:style-name="T10">se</text:span><text:span text:style-name="T10">e </text:span><text:span text:style-name="T10">ne</text:span><text:span text:style-name="T10">xt </text:span><text:span text:style-name="T10">Fig</text:span><text:span text:style-name="T10">ur</text:span><text:span text:style-name="T10">e</text:span></text:p>
          </draw:text-box>
        </draw:frame>
        <draw:line draw:style-name="gr27" draw:text-style-name="P4" draw:layer="layout" svg:x1="1.8cm" svg:y1="4.9cm" svg:x2="10.45cm" svg:y2="4.9cm">
          <text:p/>
        </draw:line>
        <draw:frame draw:style-name="gr15" draw:text-style-name="P23" draw:layer="layout" svg:width="0.79cm" svg:height="0.508cm" svg:x="10.95cm" svg:y="11.742cm">
          <draw:text-box>
            <text:p text:style-name="P22"><text:span text:style-name="T10">*</text:span></text:p>
          </draw:text-box>
        </draw:frame>
        <draw:frame draw:style-name="gr15" draw:text-style-name="P23" draw:layer="layout" svg:width="0.79cm" svg:height="0.508cm" svg:x="11.65cm" svg:y="11.742cm">
          <draw:text-box>
            <text:p text:style-name="P22"><text:span text:style-name="T10">*</text:span></text:p>
          </draw:text-box>
        </draw:frame>
        <draw:frame draw:style-name="gr15" draw:text-style-name="P23" draw:layer="layout" svg:width="0.79cm" svg:height="0.508cm" svg:x="16.25cm" svg:y="11.742cm">
          <draw:text-box>
            <text:p text:style-name="P22"><text:span text:style-name="T10">*</text:span></text:p>
          </draw:text-box>
        </draw:frame>
        <draw:frame draw:style-name="gr15" draw:text-style-name="P23" draw:layer="layout" svg:width="0.79cm" svg:height="0.508cm" svg:x="16.85cm" svg:y="11.742cm">
          <draw:text-box>
            <text:p text:style-name="P22"><text:span text:style-name="T10">*</text:span></text:p>
          </draw:text-box>
        </draw:frame>
        <draw:frame draw:style-name="gr15" draw:text-style-name="P23" draw:layer="layout" svg:width="0.79cm" svg:height="0.508cm" svg:x="11.45cm" svg:y="2.5cm">
          <draw:text-box>
            <text:p text:style-name="P22"><text:span text:style-name="T10">*</text:span></text:p>
          </draw:text-box>
        </draw:frame>
        <draw:frame draw:style-name="gr15" draw:text-style-name="P23" draw:layer="layout" svg:width="0.79cm" svg:height="0.508cm" svg:x="16.2cm" svg:y="2.4cm">
          <draw:text-box>
            <text:p text:style-name="P22"><text:span text:style-name="T10">*</text:span></text:p>
          </draw:text-box>
        </draw:frame>
        <draw:g>
          <draw:line draw:style-name="gr14" draw:text-style-name="P4" draw:layer="layout" svg:x1="3.45cm" svg:y1="3.45cm" svg:x2="4.95cm" svg:y2="3.464cm">
            <text:p/>
          </draw:line>
          <draw:frame draw:style-name="gr30" draw:text-style-name="P11" draw:layer="layout" svg:width="1.45cm" svg:height="0.33cm" svg:x="3.45cm" svg:y="3.15cm">
            <draw:text-box>
              <text:p text:style-name="P5"><text:span text:style-name="T4">F</text:span><text:span text:style-name="T4">M</text:span><text:span text:style-name="T4">C </text:span><text:span text:style-name="T4">L</text:span><text:span text:style-name="T4">s</text:span><text:span text:style-name="T4">n </text:span><text:span text:style-name="T4">P</text:span><text:span text:style-name="T4">o</text:span><text:span text:style-name="T4">r</text:span><text:span text:style-name="T4">t</text:span></text:p>
            </draw:text-box>
          </draw:frame>
        </draw:g>
        <draw:g>
          <draw:line draw:style-name="gr14" draw:text-style-name="P4" draw:layer="layout" svg:x1="3.55cm" svg:y1="2.334cm" svg:x2="4.95cm" svg:y2="2.334cm">
            <text:p/>
          </draw:line>
        </draw:g>
        <draw:g>
          <draw:line draw:style-name="gr14" draw:text-style-name="P4" draw:layer="layout" svg:x1="3.55cm" svg:y1="2.8cm" svg:x2="4.95cm" svg:y2="2.8cm">
            <text:p/>
          </draw:line>
        </draw:g>
        <draw:g>
          <draw:line draw:style-name="gr14" draw:text-style-name="P4" draw:layer="layout" svg:x1="8.85cm" svg:y1="5.45cm" svg:x2="10.35cm" svg:y2="5.464cm">
            <text:p/>
          </draw:line>
          <draw:frame draw:style-name="gr30" draw:text-style-name="P11" draw:layer="layout" svg:width="1.45cm" svg:height="0.33cm" svg:x="8.8cm" svg:y="5.15cm">
            <draw:text-box>
              <text:p text:style-name="P5"><text:span text:style-name="T4">C</text:span><text:span text:style-name="T4">F</text:span><text:span text:style-name="T4">R</text:span><text:span text:style-name="T4">M</text:span><text:span text:style-name="T4"> </text:span><text:span text:style-name="T4">I</text:span><text:span text:style-name="T4">P </text:span><text:span text:style-name="T4">A</text:span><text:span text:style-name="T4">d</text:span><text:span text:style-name="T4">d</text:span><text:span text:style-name="T4">r</text:span></text:p>
            </draw:text-box>
          </draw:frame>
        </draw:g>
        <draw:polyline draw:style-name="gr23" draw:text-style-name="P4" draw:layer="layout" svg:width="4.786cm" svg:height="4.768cm" draw:transform="rotate (0.90792027688745) translate (10.1cm 9.35cm)" svg:viewBox="0 0 4787 4769" draw:points="0,0 3723,4769 4787,3938">
          <text:p/>
        </draw:polyline>
        <draw:polyline draw:style-name="gr23" draw:text-style-name="P4" draw:layer="layout" svg:width="1.811cm" svg:height="1.26cm" draw:transform="rotate (0.90792027688745) translate (8.34068353684269cm 7.90236459616759cm)" svg:viewBox="0 0 1812 1261" draw:points="0,646 828,0 1812,1261">
          <text:p/>
        </draw:polyline>
        <draw:frame draw:style-name="gr15" draw:text-style-name="P23" draw:layer="layout" svg:width="0.79cm" svg:height="0.508cm" svg:x="12.81cm" svg:y="5.8cm">
          <draw:text-box>
            <text:p text:style-name="P22"><text:span text:style-name="T10">*</text:span></text:p>
          </draw:text-box>
        </draw:frame>
        <draw:frame draw:style-name="gr15" draw:text-style-name="P23" draw:layer="layout" svg:width="0.79cm" svg:height="0.508cm" svg:x="17.71cm" svg:y="5.7cm">
          <draw:text-box>
            <text:p text:style-name="P22"><text:span text:style-name="T10">*</text:span></text:p>
          </draw:text-box>
        </draw:frame>
        <draw:polyline draw:style-name="gr17" draw:text-style-name="P4" draw:layer="layout" svg:width="6.593cm" svg:height="5.517cm" draw:transform="skewX (1.02398041715653E-016) rotate (0.90792027688745) translate (2.04331643508935cm 7.70176888465334cm)" svg:viewBox="0 0 6594 5518" draw:points="0,1785 2286,0 6594,5518">
          <text:p/>
        </draw:polyline>
        <draw:polyline draw:style-name="gr17" draw:text-style-name="P4" draw:layer="layout" svg:width="9.521cm" svg:height="7.724cm" draw:transform="skewX (-1.01292762966597E-016) rotate (0.90792027688745) translate (5cm 10.05cm)" svg:viewBox="0 0 9522 7725" draw:points="0,0 6031,7725 9184,5263 9522,5697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3DT22H40M39S</meta:editing-duration>
    <meta:editing-cycles>176</meta:editing-cycles>
    <meta:generator>LibreOffice/6.3.6.2$Linux_X86_64 LibreOffice_project/30$Build-2</meta:generator>
    <dc:date>2021-01-29T21:06:47.371895310</dc:date>
    <dc:creator>Burkhard Ringlein</dc:creator>
    <meta:printed-by>Francois Abel</meta:printed-by>
    <meta:print-date>2018-01-29T17:34:31.89</meta:print-date>
    <meta:document-statistic meta:object-count="93"/>
  </office:meta>
</office:document-meta>
</file>